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1.759cm" style:rel-column-width="6553*"/>
    </style:style>
    <style:style style:name="Tabelle1.J" style:family="table-column">
      <style:table-column-properties style:column-width="1.76cm" style:rel-column-width="655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J1" style:family="table-cell">
      <style:table-cell-properties fo:padding="0.097cm" fo:border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J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style:font-size-asian="10.5pt" style:text-rotation-angle="90" style:text-rotation-scale="line-height"/>
    </style:style>
    <style:style style:name="P3" style:family="paragraph" style:parent-style-name="Table_20_Contents">
      <style:paragraph-properties fo:text-align="start" style:justify-single-word="false"/>
      <style:text-properties style:font-size-asian="10.5pt" style:text-rotation-angle="90" style:text-rotation-scale="line-height"/>
    </style:style>
    <style:style style:name="P4" style:family="paragraph" style:parent-style-name="Table_20_Contents">
      <style:text-properties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font-name="Webdings" style:font-name-asian="Webdings" style:font-name-complex="Webdings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>
      <style:text-properties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 style:list-style-name="L1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Standard" style:list-style-name="L2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5" style:family="paragraph" style:parent-style-name="Standard" style:list-style-name="L1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6" style:family="paragraph" style:parent-style-name="Standard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Standard" style:list-style-name="L1">
      <style:paragraph-properties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4" style:family="paragraph" style:parent-style-name="Text_20_body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7f0055" style:font-name="Monospace" fo:font-weight="bold" style:font-name-asian="Monospace" style:font-weight-asian="bold" style:font-name-complex="Monospace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7" style:family="text">
      <style:text-properties fo:color="#000000" style:font-name="Monospace" style:font-name-asian="Monospace" style:font-name-complex="Monospace"/>
    </style:style>
    <style:style style:name="T8" style:family="text">
      <style:text-properties fo:color="#000000" style:text-underline-style="solid" style:text-underline-width="auto" style:text-underline-color="font-color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color="#000000" style:font-name="Monospace" style:font-name-asian="Monospace" style:font-name-complex="Monospace"/>
    </style:style>
    <style:style style:name="T11" style:family="text">
      <style:text-properties fo:color="#2a00ff"/>
    </style:style>
    <style:style style:name="T12" style:family="text">
      <style:text-properties fo:color="#2a00ff" style:font-name="Monospace" style:font-name-asian="Monospace" style:font-name-complex="Monospace"/>
    </style:style>
    <style:style style:name="T13" style:family="text">
      <style:text-properties fo:color="#2a00ff" style:font-name="Monospace" fo:font-weight="normal" style:font-name-asian="Monospace" style:font-weight-asian="normal" style:font-name-complex="Monospace" style:font-weight-complex="normal"/>
    </style:style>
    <style:style style:name="T14" style:family="text">
      <style:text-properties fo:color="#0000c0"/>
    </style:style>
    <style:style style:name="T15" style:family="text">
      <style:text-properties fo:color="#0000c0" fo:font-style="italic" style:font-style-asian="italic" style:font-style-complex="italic"/>
    </style:style>
    <style:style style:name="T16" style:family="text">
      <style:text-properties fo:color="#0000c0" style:font-name="Monospace" fo:font-style="italic" style:font-name-asian="Monospace" style:font-style-asian="italic" style:font-name-complex="Monospace" style:font-style-complex="italic"/>
    </style:style>
    <style:style style:name="T17" style:family="text">
      <style:text-properties fo:color="#646464"/>
    </style:style>
    <style:style style:name="T18" style:family="text">
      <style:text-properties fo:color="#646464" style:font-name="Monospace" style:font-name-asian="Monospace" style:font-name-complex="Monospace"/>
    </style:style>
    <style:style style:name="T19" style:family="text">
      <style:text-properties fo:color="#3f7f5f"/>
    </style:style>
    <style:style style:name="T20" style:family="text">
      <style:text-properties fo:color="#3f7f5f" style:text-underline-style="solid" style:text-underline-width="auto" style:text-underline-color="font-color"/>
    </style:style>
    <style:style style:name="T21" style:family="text">
      <style:text-properties fo:color="#7f9fbf" fo:font-weight="bold" style:font-weight-asian="bold" style:font-weight-complex="bold"/>
    </style:style>
    <style:style style:name="T22" style:family="text">
      <style:text-properties style:font-name="Monospace" fo:font-size="10pt" style:font-name-asian="Monospace" style:font-size-asian="10pt" style:font-name-complex="Monospace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Mustang Project Entwicklerdokumentation</text:h>
      <text:p text:style-name="Text_20_body">Jochen Stärk</text:p>
      <text:p text:style-name="Text_20_body">Entwurf, 25.06.20014</text:p>
      <text:p text:style-name="Text_20_body">http://www.mustangproject.org</text:p>
      <text:h text:style-name="Heading_20_2" text:outline-level="2">Übersicht</text:h>
      <text:p text:style-name="Text_20_body"/>
      <table:table table:name="Tabelle1" table:style-name="Tabelle1">
        <table:table-column table:style-name="Tabelle1.A" table:number-columns-repeated="9"/>
        <table:table-column table:style-name="Tabelle1.J"/>
        <table:table-row>
          <table:table-cell table:style-name="Tabelle1.A1" table:number-rows-spanned="2" office:value-type="string">
            <text:p text:style-name="Table_20_Contents"/>
          </table:table-cell>
          <table:table-cell table:style-name="Tabelle1.A1" table:number-rows-spanned="2" office:value-type="string">
            <text:p text:style-name="Table_20_Contents">Plattform</text:p>
          </table:table-cell>
          <table:table-cell table:style-name="Tabelle1.A1" table:number-rows-spanned="2" office:value-type="string">
            <text:p text:style-name="Table_20_Contents">Lizenz</text:p>
          </table:table-cell>
          <table:table-cell table:style-name="Tabelle1.A1" table:number-columns-spanned="3" office:value-type="string">
            <text:p text:style-name="P5">Funktionsumfang</text:p>
          </table:table-cell>
          <table:covered-table-cell/>
          <table:covered-table-cell/>
          <table:table-cell table:style-name="Tabelle1.A1" table:number-columns-spanned="3" office:value-type="string">
            <text:p text:style-name="P5">Geeignet für</text:p>
          </table:table-cell>
          <table:covered-table-cell/>
          <table:covered-table-cell/>
          <table:table-cell table:style-name="Tabelle1.J1" table:number-rows-spanned="2" office:value-type="string">
            <text:p text:style-name="Table_20_Contents">Preis</text:p>
          </table:table-cell>
        </table:table-row>
        <table:table-row>
          <table:covered-table-cell/>
          <table:covered-table-cell/>
          <table:covered-table-cell/>
          <table:table-cell table:style-name="Tabelle1.D2" office:value-type="string">
            <text:p text:style-name="P3">Lesen</text:p>
          </table:table-cell>
          <table:table-cell table:style-name="Tabelle1.D2" office:value-type="string">
            <text:p text:style-name="P2">XML Schreiben</text:p>
          </table:table-cell>
          <table:table-cell table:style-name="Tabelle1.D2" office:value-type="string">
            <text:p text:style-name="P3">PDF Schreiben</text:p>
          </table:table-cell>
          <table:table-cell table:style-name="Tabelle1.D2" office:value-type="string">
            <text:p text:style-name="P4">Kommerz. Sotware</text:p>
          </table:table-cell>
          <table:table-cell table:style-name="Tabelle1.D2" office:value-type="string">
            <text:p text:style-name="P4">Freeware</text:p>
          </table:table-cell>
          <table:table-cell table:style-name="Tabelle1.D2" office:value-type="string">
            <text:p text:style-name="P4">Open Source</text:p>
          </table:table-cell>
          <table:covered-table-cell/>
        </table:table-row>
        <table:table-row>
          <table:table-cell table:style-name="Tabelle1.D2" office:value-type="string">
            <text:p text:style-name="Table_20_Contents">intarsys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proprietär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</text:p>
          </table:table-cell>
          <table:table-cell table:style-name="Tabelle1.J3" office:value-type="string">
            <text:p text:style-name="Table_20_Contents">a.A.</text:p>
          </table:table-cell>
        </table:table-row>
        <table:table-row>
          <table:table-cell table:style-name="Tabelle1.D2" office:value-type="string">
            <text:p text:style-name="Table_20_Contents">Konik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AG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  <table:table-row>
          <table:table-cell table:style-name="Tabelle1.D2" office:value-type="string">
            <text:p text:style-name="Table_20_Contents">Mustang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A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  <table:table-row>
          <table:table-cell table:style-name="Tabelle1.D2" office:value-type="string">
            <text:p text:style-name="Table_20_Contents">https://github.com/stephanstapel/ZUGFeRD-csharp</text:p>
          </table:table-cell>
          <table:table-cell table:style-name="Tabelle1.D2" office:value-type="string">
            <text:p text:style-name="Table_20_Contents">C#</text:p>
          </table:table-cell>
          <table:table-cell table:style-name="Tabelle1.D2" office:value-type="string">
            <text:p text:style-name="Table_20_Contents">A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  <table:table-row>
          <table:table-cell table:style-name="Tabelle1.D2" office:value-type="string">
            <text:p text:style-name="Table_20_Contents">https://github.com/opendatalab-de/zugferd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A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</table:table>
      <text:p text:style-name="Standard"/>
      <text:h text:style-name="Heading_20_2" text:outline-level="2"/>
      <text:p text:style-name="Text_20_body"/>
      <text:h text:style-name="Heading_20_2" text:outline-level="2">Mustang</text:h>
      <text:p text:style-name="Text_20_body">Mit installiertem OpenOffice.org oder LibreOffice und Eclipse for Java.</text:p>
      <text:list xml:id="list18733741081" text:style-name="L1">
        <text:list-item>
          <text:p text:style-name="P22"><text:soft-page-break/>Starten Sie Eclipse, Neues Java-Eclipse-Projekt erstellen, beispielsweise „sample“. Wechseln Sie in der Shell in den Ordner.</text:p>
        </text:list-item>
        <text:list-item>
          <text:p text:style-name="P22">Download von</text:p>
          <text:list>
            <text:list-item>
              <text:p text:style-name="P22">Apache PDFBox</text:p>
              <text:list>
                <text:list-item>
                  <text:p text:style-name="P22">Downloaden Sie http://apache.openmirror.de/pdfbox/1.8.5/pdfbox-1.8.5.jar </text:p>
                </text:list-item>
                <text:list-item>
                  <text:p text:style-name="P22">Downloaden Sie http://apache.openmirror.de/pdfbox/1.8.5/preflight-app-1.8.5.jar </text:p>
                </text:list-item>
                <text:list-item>
                  <text:p text:style-name="P22">Downloaden Sie http://apache.openmirror.de/pdfbox/1.8.5/xmpbox-1.8.5.jar <text:s/></text:p>
                </text:list-item>
              </text:list>
            </text:list-item>
            <text:list-item>
              <text:p text:style-name="P22">Mustang</text:p>
              <text:list>
                <text:list-item>
                  <text:p text:style-name="P22">Downloaden Sie <text:s/><text:a xlink:type="simple" xlink:href="https://github.com/Rayman2200/PDFA3/raw/master/mustang/target/mustang-1.0.jar">https://github.com/Rayman2200/PDFA3/raw/master/mustang/target/mustang-1.0.jar</text:a></text:p>
                </text:list-item>
                <text:list-item>
                  <text:p text:style-name="P22">Downloaden Sie <text:s/><text:a xlink:type="simple" xlink:href="https://raw.githubusercontent.com/Rayman2200/PDFA3/master/mustang/src/main/java/org/mustangproject/ZUGFeRD/NOTICE">https://raw.githubusercontent.com/Rayman2200/PDFA3/master/mustang/src/main/java/org/mustangproject/ZUGFeRD/NOTICE</text:a> </text:p>
                </text:list-item>
              </text:list>
            </text:list-item>
            <text:list-item>
              <text:p text:style-name="P22">Laden Sie </text:p>
              <text:list>
                <text:list-item>
                  <text:p text:style-name="P22"><text:s/><text:a xlink:type="simple" xlink:href="http://www.mustangproject.org/MustangGnuaccountingBeispielRE-20140522_501.odt">http://www.mustangproject.org/MustangGnuaccountingBeispielRE-20140522_501.p</text:a>df</text:p>
                </text:list-item>
              </text:list>
            </text:list-item>
            <text:list-item>
              <text:p text:style-name="P22">Öffnen Sie OpenOffice.org. Laden Sie </text:p>
              <text:list>
                <text:list-item>
                  <text:p text:style-name="P22">Die Quelldatei der Rechnung <text:s/>wget <text:a xlink:type="simple" xlink:href="http://www.mustangproject.org/MustangGnuaccountingBeispielRE-20140522_501.odt">http://www.mustangproject.org/MustangGnuaccountingBeispielRE-20140522_501.odt</text:a></text:p>
                </text:list-item>
                <text:list-item>
                  <text:p text:style-name="P22">Öffnen Sie die Datei in OpenOffice.org</text:p>
                </text:list-item>
                <text:list-item>
                  <text:p text:style-name="P22">Datei|Exportieren als PDF: Wichtig ist hier, dass Sie die Checkbox PDF/A-1a setzen</text:p>
                </text:list-item>
                <text:list-item>
                  <text:p text:style-name="P22">Speichern Sie die PDF-Datei beispielsweise als „blanko.pdf“ im sample-Ordner.</text:p>
                </text:list-item>
              </text:list>
            </text:list-item>
          </text:list>
        </text:list-item>
        <text:list-item>
          <text:p text:style-name="P22">Wechseln Sie zurück zu Eclipse. Fügen Sie durch Rechtsklick auf das Projekt alle vier heruntergeladenen JAR-Dateien Projekteigenschaften als „externe Jars“ zum „Build Path“ hinzu.</text:p>
        </text:list-item>
      </text:list>
      <text:h text:style-name="Heading_20_3" text:outline-level="3">Lesen</text:h>
      <text:list xml:id="list1306732716" text:continue-numbering="true" text:style-name="L1">
        <text:list-item>
          <text:p text:style-name="P23">Neue Klasse unterhalb von src, beispielsweise Reader. Inkl. „Public static void main()“ <text:s/>generieren lassen.</text:p>
        </text:list-item>
        <text:list-item>
          <text:p text:style-name="P13">Geben Sie innerhalb von Main „ZUGFeRDImporter zi=<text:span text:style-name="T1">new</text:span> ZUGFeRDImporter();“ ein und lassen Sie den Import durch STRG+SHIFT+O ergänzen</text:p>
        </text:list-item>
        <text:list-item>
          <text:p text:style-name="P13">verwenden Sie zi.extract(PDF-Dateiname) und ggf. canParse() um festzustellen ob es sich um ZUGFeRD-Daten handelt. </text:p>
        </text:list-item>
        <text:list-item>
          <text:p text:style-name="P13">Nach zi.parse() haben Sie Zugriff auf die getter wie getAmount()</text:p>
        </text:list-item>
        <text:list-item>
          <text:p text:style-name="P13">Welche Daten enthalten sind, können Sie der XML-Datei entnehmen die im ZUGFeRD-Beispiel-PDF eingebettet ist</text:p>
        </text:list-item>
      </text:list>
      <text:p text:style-name="P11"/>
      <text:h text:style-name="Heading_20_3" text:outline-level="3">Komplettes Lesebeispiel </text:h>
      <text:list xml:id="list459618868" text:continue-numbering="true" text:style-name="L1">
        <text:list-header>
          <text:p text:style-name="P13"><text:s/></text:p>
        </text:list-header>
      </text:list>
      <text:p text:style-name="P10"><text:span text:style-name="T1">package</text:span> sample;</text:p>
      <text:p text:style-name="P8"><text:soft-page-break/></text:p>
      <text:p text:style-name="P8"><text:span text:style-name="T1">import</text:span><text:span text:style-name="T4"> org.mustangproject.ZUGFeRD.ZUGFeRDImporter;</text:span></text:p>
      <text:p text:style-name="P8"/>
      <text:p text:style-name="P8"><text:span text:style-name="T1">public</text:span><text:span text:style-name="T4"> </text:span><text:span text:style-name="T1">class</text:span><text:span text:style-name="T4"> Read {</text:span></text:p>
      <text:p text:style-name="P8"/>
      <text:p text:style-name="P8"><text:span text:style-name="T4"><text:tab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args) {</text:span></text:p>
      <text:p text:style-name="P8"><text:span text:style-name="T4"><text:tab/><text:tab/>ZUGFeRDImporter zi=</text:span><text:span text:style-name="T1">new</text:span><text:span text:style-name="T4"> ZUGFeRDImporter();</text:span></text:p>
      <text:p text:style-name="P8"><text:span text:style-name="T4"><text:tab/><text:tab/>zi.extract(</text:span><text:span text:style-name="T11">"./MustangGnuaccountingBeispielRE-20140522_501.pdf"</text:span><text:span text:style-name="T4">);</text:span></text:p>
      <text:p text:style-name="P8"><text:span text:style-name="T4"><text:tab/><text:tab/>System.</text:span><text:span text:style-name="T15">out</text:span><text:span text:style-name="T4">.println(</text:span><text:span text:style-name="T11">"Lese ZUGFeRD"</text:span><text:span text:style-name="T4">);</text:span></text:p>
      <text:p text:style-name="P8"><text:span text:style-name="T4"><text:tab/><text:tab/></text:span><text:span text:style-name="T1">if</text:span><text:span text:style-name="T4"> (zi.canParse()) {</text:span></text:p>
      <text:p text:style-name="P7"><text:tab/><text:tab/><text:tab/>zi.parse();</text:p>
      <text:p text:style-name="P8"><text:span text:style-name="T4"><text:tab/><text:tab/><text:tab/>System.</text:span><text:span text:style-name="T15">out</text:span><text:span text:style-name="T4">.println(</text:span><text:span text:style-name="T11">"Fälliger Betrag:"</text:span><text:span text:style-name="T4">+zi.getAmount());</text:span></text:p>
      <text:p text:style-name="P8"><text:span text:style-name="T4"><text:tab/><text:tab/><text:tab/>System.</text:span><text:span text:style-name="T15">out</text:span><text:span text:style-name="T4">.println(</text:span><text:span text:style-name="T11">"BIC:"</text:span><text:span text:style-name="T4">+zi.getBIC());</text:span></text:p>
      <text:p text:style-name="P8"><text:span text:style-name="T4"><text:tab/><text:tab/><text:tab/>System.</text:span><text:span text:style-name="T15">out</text:span><text:span text:style-name="T4">.println(</text:span><text:span text:style-name="T11">"IBAN:"</text:span><text:span text:style-name="T4">+zi.getIBAN());</text:span></text:p>
      <text:p text:style-name="P8"><text:span text:style-name="T4"><text:tab/><text:tab/><text:tab/>System.</text:span><text:span text:style-name="T15">out</text:span><text:span text:style-name="T4">.println(</text:span><text:span text:style-name="T11">"Kontoinhaber:"</text:span><text:span text:style-name="T4">+zi.getHolder());</text:span></text:p>
      <text:p text:style-name="P7"><text:tab/><text:tab/><text:tab/></text:p>
      <text:p text:style-name="P7"><text:tab/><text:tab/>}</text:p>
      <text:p text:style-name="P7"><text:tab/><text:tab/></text:p>
      <text:p text:style-name="P8"/>
      <text:p text:style-name="P7"><text:tab/>}</text:p>
      <text:p text:style-name="P8"/>
      <text:p text:style-name="P7">}</text:p>
      <text:p text:style-name="P12"/>
      <text:h text:style-name="Heading_20_3" text:outline-level="3">Schreiben</text:h>
      <text:p text:style-name="Text_20_body">Ein Beispielprogramm zum Schreiben ist deshalb umfangreicher, weil erstens mehr Daten in einer differenzierteren Struktur geschrieben werden als derzeit beim Lesen benötigt und zweitens der Exporter <text:s/>sich seine Daten direkt per Interface, solzusagen in einer Art „pull-Ansatz“ holt. So wird zwar eine redundante Datenhaltung vermieden, ein Beispielprogramm muss jedoch Sorge tragen die Daten in geeigneter Weise zumindest im Arbeitsspeicher vorzuhalten. Bei der <text:s/>Einbindung in eine produktive Warenwirtschaft entfällt dieser Schritt, da die Warenwirtschaft die Daten ja bereits zu beliebigen Zeitpunkten zur Verfügung stellt.</text:p>
      <text:p text:style-name="Text_20_body">Das derzeit alternative ZUGFeRD-Open-Source-Projekt Konik verfolgt einen konventionellen „push-Ansatz“ in dem – für Beispielprogramme einfacher – Daten redundant durch setter-Methoden gesetzt werden.</text:p>
      <text:p text:style-name="Text_20_body"/>
      <text:list xml:id="list366174043" text:continue-list="list459618868" text:style-name="L1">
        <text:list-item text:start-value="1">
          <text:p text:style-name="P22">Neue Klasse unterhalb von src, beispielsweise MainClass. „Public static void main()“ <text:s/>generieren lassen.</text:p>
        </text:list-item>
        <text:list-item>
          <text:p text:style-name="P22">Änderin Sie <text:span text:style-name="T2">public</text:span><text:span text:style-name="T5"> </text:span><text:span text:style-name="T2">class</text:span><text:span text:style-name="T5"> MainClass <text:s/>in </text:span><text:span text:style-name="T2">public</text:span><text:span text:style-name="T5"> </text:span><text:span text:style-name="T2">class</text:span><text:span text:style-name="T5"> </text:span><text:span text:style-name="T6">MainClass</text:span><text:span text:style-name="T5"> </text:span><text:span text:style-name="T2">implements</text:span><text:span text:style-name="T5"> IZUGFeRDExportableTransaction</text:span></text:p>
        </text:list-item>
        <text:list-item>
          <text:p text:style-name="P16"><text:span text:style-name="T1">class</text:span><text:span text:style-name="T4"> </text:span><text:span text:style-name="T8">Contact</text:span><text:span text:style-name="T4"> </text:span><text:span text:style-name="T1">implements</text:span><text:span text:style-name="T4"> IZUGFeRDExportableContact {}</text:span></text:p>
        </text:list-item>
        <text:list-item>
          <text:p text:style-name="P16"><text:span text:style-name="T1">class</text:span><text:span text:style-name="T4"> </text:span><text:span text:style-name="T8">Item</text:span><text:span text:style-name="T4"> </text:span><text:span text:style-name="T1">implements</text:span><text:span text:style-name="T4"> IZUGFeRDExportableItem {}</text:span></text:p>
        </text:list-item>
        <text:list-item>
          <text:p text:style-name="P16"><text:span text:style-name="T1">class</text:span><text:span text:style-name="T4"> Product </text:span><text:span text:style-name="T1">implements</text:span><text:span text:style-name="T4"> IZUGFeRDExportableProduct {}</text:span></text:p>
        </text:list-item>
      </text:list>
      <text:p text:style-name="P7"><text:tab/></text:p>
      <text:list xml:id="list98283890" text:continue-numbering="true" text:style-name="L1">
        <text:list-item>
          <text:p text:style-name="P23">Generieren Sie die Imports durch Drücken von STRG+SHIFT+O</text:p>
        </text:list-item>
        <text:list-item>
          <text:p text:style-name="P23">Klicken Sie links auf MainClass und drücken Sie ALT+SHIFT+S, wählen Sie <text:s/>Override/Implement Methods und drücken return.</text:p>
        </text:list-item>
        <text:list-item>
          <text:p text:style-name="P23">Klicken Sie auf Contact und Wiederholen Sie den letzten Schritt.</text:p>
        </text:list-item>
        <text:list-item>
          <text:p text:style-name="P23"><text:soft-page-break/>Klicken Sie auf Item und Wiederholen Sie den letzten Schritt.</text:p>
        </text:list-item>
        <text:list-item>
          <text:p text:style-name="P23">Klicken Sie auf Products und Wiederholen Sie den letzten Schritt.</text:p>
        </text:list-item>
        <text:list-item>
          <text:p text:style-name="P23">Folgende Methoden von Contact sollten Folgendes zurückgeben:</text:p>
          <text:list>
            <text:list-item>
              <text:p text:style-name="P16"><text:span text:style-name="T4">getCountry(): </text:span><text:span text:style-name="T11">"DE"</text:span></text:p>
            </text:list-item>
            <text:list-item>
              <text:p text:style-name="P16"><text:span text:style-name="T4">getLocation(): </text:span><text:span text:style-name="T11">"Spielkreis"</text:span></text:p>
            </text:list-item>
            <text:list-item>
              <text:p text:style-name="P16"><text:span text:style-name="T4">getName(): </text:span><text:span text:style-name="T11">"Theodor Est"</text:span></text:p>
            </text:list-item>
            <text:list-item>
              <text:p text:style-name="P16"><text:span text:style-name="T4">getStreet(): </text:span><text:span text:style-name="T11">"Bahnstr. 42"</text:span></text:p>
            </text:list-item>
            <text:list-item>
              <text:p text:style-name="P16"><text:span text:style-name="T4">getVATID(): </text:span><text:span text:style-name="T11">""</text:span></text:p>
            </text:list-item>
            <text:list-item>
              <text:p text:style-name="P16"><text:span text:style-name="T4">getZIP(): </text:span><text:span text:style-name="T11">"88802"</text:span><text:span text:style-name="T4">;</text:span></text:p>
            </text:list-item>
          </text:list>
        </text:list-item>
        <text:list-item>
          <text:p text:style-name="P23">Folgende Methoden der Hauptklasse sollten folgendes zurückgeben:</text:p>
          <text:list>
            <text:list-item>
              <text:p text:style-name="P24"><text:span text:style-name="T7">getDueDate(): </text:span><text:span text:style-name="T3">new</text:span><text:span text:style-name="T7"> GregorianCalendar(2014,Calendar.</text:span><text:span text:style-name="T16">JUNE</text:span><text:span text:style-name="T7">,12).getTime()</text:span></text:p>
            </text:list-item>
            <text:list-item>
              <text:p text:style-name="P24"><text:span text:style-name="T7">getIssueDate(): </text:span><text:span text:style-name="T3">new</text:span><text:span text:style-name="T7"> GregorianCalendar(2014,Calendar.</text:span><text:span text:style-name="T16">MAY</text:span><text:span text:style-name="T7">,22).getTime()</text:span></text:p>
            </text:list-item>
            <text:list-item>
              <text:p text:style-name="P24"><text:span text:style-name="T7">getNumber(): </text:span><text:span text:style-name="T12">"RE-20140522/501"</text:span></text:p>
            </text:list-item>
            <text:list-item>
              <text:p text:style-name="P24"><text:span text:style-name="T7">getOwnBIC(): </text:span><text:span text:style-name="T12">"COBADEFXXX"</text:span></text:p>
            </text:list-item>
            <text:list-item>
              <text:p text:style-name="P24"><text:span text:style-name="T7">getOwnBankName(): </text:span><text:span text:style-name="T13">""</text:span></text:p>
            </text:list-item>
            <text:list-item>
              <text:p text:style-name="P24"><text:span text:style-name="T7">getOwnIBAN(): </text:span><text:span text:style-name="T12">"DE88 2008 0000 0970 3757 00"</text:span></text:p>
            </text:list-item>
            <text:list-item>
              <text:p text:style-name="P24"><text:span text:style-name="T7">getOwnOrganisationName(): </text:span><text:span text:style-name="T12">"Bei Spiel GmbH"</text:span></text:p>
            </text:list-item>
            <text:list-item>
              <text:p text:style-name="P24"><text:span text:style-name="T7">getOwnTaxID(): </text:span><text:span text:style-name="T12">"22/815/0815/4"</text:span></text:p>
            </text:list-item>
            <text:list-item>
              <text:p text:style-name="P24"><text:span text:style-name="T7">getOwnVATID(): </text:span><text:span text:style-name="T12">"DE136695976"</text:span></text:p>
            </text:list-item>
            <text:list-item>
              <text:p text:style-name="P24"><text:span text:style-name="T7">getRecipient(): </text:span><text:span text:style-name="T3">new</text:span><text:span text:style-name="T7"> Contact()</text:span></text:p>
            </text:list-item>
            <text:list-item>
              <text:p text:style-name="P24"><text:span text:style-name="T7">getTotal(): </text:span><text:span text:style-name="T3">new</text:span><text:span text:style-name="T7"> BigDecimal(</text:span><text:span text:style-name="T12">"496.00"</text:span><text:span text:style-name="T7">)</text:span></text:p>
            </text:list-item>
            <text:list-item>
              <text:p text:style-name="P24"><text:span text:style-name="T4">getTotalGross(): </text:span><text:span text:style-name="T1">new</text:span><text:span text:style-name="T4"> BigDecimal(</text:span><text:span text:style-name="T11">"571.04"</text:span><text:span text:style-name="T4">)</text:span></text:p>
            </text:list-item>
            <text:list-item>
              <text:p text:style-name="P17"><text:span text:style-name="T4">getDeliveryDate() <text:s/></text:span><text:span text:style-name="T1">new</text:span><text:span text:style-name="T4"> Date();</text:span></text:p>
            </text:list-item>
            <text:list-item>
              <text:p text:style-name="P17"><text:span text:style-name="T4">getOwnCountry() </text:span><text:span text:style-name="T11">"DE"</text:span></text:p>
            </text:list-item>
            <text:list-item>
              <text:p text:style-name="P17"><text:span text:style-name="T4">getOwnLocation() </text:span><text:span text:style-name="T11">"Test city"</text:span></text:p>
            </text:list-item>
            <text:list-item>
              <text:p text:style-name="P17"><text:span text:style-name="T4">getOwnStreet() </text:span><text:span text:style-name="T11">"Test Street 22"</text:span></text:p>
            </text:list-item>
            <text:list-item>
              <text:p text:style-name="P17"><text:span text:style-name="T4">getOwnZIP() </text:span><text:span text:style-name="T11">"12345</text:span></text:p>
            </text:list-item>
            <text:list-item>
              <text:p text:style-name="P17"><text:span text:style-name="T7">Sowohl die Item- wie auch die Product-Klasse geben in den überschriebenen Methoden Member-Variablen zurück, die durch den Konstruktor gesetzt werden.</text:span></text:p>
            </text:list-item>
            <text:list-item>
              <text:p text:style-name="P17"><text:span text:style-name="T7">getZFItems() der Hauptklasse kann jetzt Produkte anlegen und diese als Array von Posten (Items) zurückliefern:</text:span></text:p>
            </text:list-item>
          </text:list>
          <text:p text:style-name="P16"><text:span text:style-name="T4"><text:tab/><text:tab/>Item[] allItems=</text:span><text:span text:style-name="T1">new</text:span><text:span text:style-name="T4"> Item[3];</text:span></text:p>
        </text:list-item>
      </text:list>
      <text:p text:style-name="P8"><text:span text:style-name="T4"><text:tab/><text:tab/>Product designProduct=</text:span><text:span text:style-name="T1">new</text:span><text:span text:style-name="T4"> Product(</text:span><text:span text:style-name="T11">""</text:span><text:span text:style-name="T4">, </text:span><text:span text:style-name="T11">"Künstlerische Gestaltung (Stunde)"</text:span><text:span text:style-name="T4">, </text:span><text:span text:style-name="T11">"HUR"</text:span><text:span text:style-name="T4">, </text:span><text:span text:style-name="T1">new</text:span><text:span text:style-name="T4"> BigDecimal(</text:span><text:span text:style-name="T11">"7.000000"</text:span><text:span text:style-name="T4">));</text:span></text:p>
      <text:p text:style-name="P8"><text:span text:style-name="T4"><text:tab/><text:tab/>Product balloonProduct=</text:span><text:span text:style-name="T1">new</text:span><text:span text:style-name="T4"> Product(</text:span><text:span text:style-name="T11">""</text:span><text:span text:style-name="T4">, </text:span><text:span text:style-name="T11">"Luftballon"</text:span><text:span text:style-name="T4">, </text:span><text:span text:style-name="T11">"C62"</text:span><text:span text:style-name="T4">, </text:span><text:span text:style-name="T1">new</text:span><text:span text:style-name="T4"> BigDecimal(</text:span><text:span text:style-name="T11">"19.000000"</text:span><text:span text:style-name="T4">));</text:span></text:p>
      <text:p text:style-name="P8"><text:span text:style-name="T4"><text:tab/><text:tab/>Product airProduct=</text:span><text:span text:style-name="T1">new</text:span><text:span text:style-name="T4"> Product(</text:span><text:span text:style-name="T11">""</text:span><text:span text:style-name="T4">, </text:span><text:span text:style-name="T11">"Heiße Luft pro Liter"</text:span><text:span text:style-name="T4">, </text:span><text:span text:style-name="T11">"LTR"</text:span><text:span text:style-name="T4">, </text:span><text:span text:style-name="T1">new</text:span><text:span text:style-name="T4"> BigDecimal(</text:span><text:span text:style-name="T11">"19.000000"</text:span><text:span text:style-name="T4">));</text:span></text:p>
      <text:p text:style-name="P7"><text:tab/><text:tab/></text:p>
      <text:p text:style-name="P8"><text:span text:style-name="T4"><text:tab/><text:tab/>allItems[0]=</text:span><text:span text:style-name="T1">new</text:span><text:span text:style-name="T4"> Item(</text:span><text:span text:style-name="T1">new</text:span><text:span text:style-name="T4"> BigDecimal(</text:span><text:span text:style-name="T11">"160"</text:span><text:span text:style-name="T4">), </text:span><text:span text:style-name="T1">new</text:span><text:span text:style-name="T4"> BigDecimal(</text:span><text:span text:style-name="T11">"171.20"</text:span><text:span text:style-name="T4">), </text:span><text:span text:style-name="T1">new</text:span><text:span text:style-name="T4"> BigDecimal(</text:span><text:span text:style-name="T11">"1"</text:span><text:span text:style-name="T4">), </text:span><text:span text:style-name="T1">new</text:span><text:span text:style-name="T4"> BigDecimal(</text:span><text:span text:style-name="T11">"171.20"</text:span><text:span text:style-name="T4">), designProduct);</text:span></text:p>
      <text:p text:style-name="P8"><text:span text:style-name="T4"><text:tab/><text:tab/>allItems[1]=</text:span><text:span text:style-name="T1">new</text:span><text:span text:style-name="T4"> Item(</text:span><text:span text:style-name="T1">new</text:span><text:span text:style-name="T4"> BigDecimal(</text:span><text:span text:style-name="T11">"0.79"</text:span><text:span text:style-name="T4">), </text:span><text:span text:style-name="T1">new</text:span><text:span text:style-name="T4"> BigDecimal(</text:span><text:span text:style-name="T11">"0.94"</text:span><text:span text:style-name="T4">), </text:span><text:span text:style-name="T1">new</text:span><text:span text:style-name="T4"> BigDecimal(</text:span><text:span text:style-name="T11">"400"</text:span><text:span text:style-name="T4">), </text:span><text:span text:style-name="T1">new</text:span><text:span text:style-name="T4"> BigDecimal(</text:span><text:span text:style-name="T11">"376.04"</text:span><text:span text:style-name="T4">), balloonProduct);</text:span></text:p>
      <text:p text:style-name="P8"><text:span text:style-name="T4"><text:tab/><text:tab/>allItems[2]=</text:span><text:span text:style-name="T1">new</text:span><text:span text:style-name="T4"> Item(</text:span><text:span text:style-name="T1">new</text:span><text:span text:style-name="T4"> BigDecimal(</text:span><text:span text:style-name="T11">"0.10"</text:span><text:span text:style-name="T4">), </text:span><text:span text:style-name="T1">new</text:span><text:span text:style-name="T4"> BigDecimal(</text:span><text:span text:style-name="T11">"0.12"</text:span><text:span text:style-name="T4">), </text:span><text:span text:style-name="T1">new</text:span><text:span text:style-name="T4"> BigDecimal(</text:span><text:span text:style-name="T11">"200"</text:span><text:span text:style-name="T4">), </text:span><text:span text:style-name="T1">new</text:span><text:span text:style-name="T4"> BigDecimal(</text:span><text:span text:style-name="T11">"23.80"</text:span><text:span text:style-name="T4">), airProduct);</text:span></text:p>
      <text:p text:style-name="P8"><text:span text:style-name="T4"><text:tab/><text:tab/></text:span><text:span text:style-name="T1">return</text:span><text:span text:style-name="T4"> allItems;</text:span></text:p>
      <text:list xml:id="list136972530" text:style-name="L2">
        <text:list-header>
          <text:p text:style-name="P14"><text:soft-page-break/><text:span text:style-name="T5"/></text:p>
        </text:list-header>
      </text:list>
      <text:list xml:id="list889729008" text:continue-list="list98283890" text:style-name="L1">
        <text:list-item>
          <text:list>
            <text:list-item>
              <text:p text:style-name="P23">In der Main-Methode instantiiert man jetzt die Klasse und ruft eine neue, beispielsweise apply() genannte Methode auf. </text:p>
            </text:list-item>
            <text:list-item>
              <text:p text:style-name="P23">In der apply-Methode kann man jetzt ein PDDocument </text:p>
              <text:list>
                <text:list-item>
                  <text:p text:style-name="P23">laden, </text:p>
                </text:list-item>
                <text:list-item>
                  <text:p text:style-name="P23">einen ZUGFeRDExporter instantiieren, </text:p>
                </text:list-item>
                <text:list-item>
                  <text:p text:style-name="P24"><text:span text:style-name="T4">dessen </text:span><text:span text:style-name="T7">PDFmakeA3compliant (mit „Producer“, also Anwendungs- und „Creator“ also Autorenname) und </text:span></text:p>
                </text:list-item>
                <text:list-item>
                  <text:p text:style-name="P24"><text:span text:style-name="T7">PDFattachZugferdFile-Methoden (mit this als IZUGFeRDExportableTransaction) aufrufen und <text:s/></text:span><text:span text:style-name="T4"><text:s text:c="3"/></text:span><text:span text:style-name="T7"><text:tab/><text:tab/></text:span></text:p>
                </text:list-item>
                <text:list-item>
                  <text:p text:style-name="P24"><text:span text:style-name="T7">das </text:span><text:span text:style-name="T4">PDDocument wieder speichern. Die apply-Methode sieht dann – mit entsprechenden try/catch-Blöcken- beispielsweise so aus:</text:span></text:p>
                </text:list-item>
              </text:list>
              <text:p text:style-name="P23">PDDocument doc;</text:p>
            </text:list-item>
          </text:list>
        </text:list-item>
      </text:list>
      <text:p text:style-name="P8"><text:span text:style-name="T4"><text:tab/><text:tab/></text:span><text:span text:style-name="T1">try</text:span><text:span text:style-name="T4"> {</text:span></text:p>
      <text:p text:style-name="P8"><text:span text:style-name="T4"><text:tab/><text:tab/><text:tab/>doc = PDDocument.</text:span><text:span text:style-name="T9">load</text:span><text:span text:style-name="T4">(</text:span><text:span text:style-name="T11">"blanko.pdf"</text:span><text:span text:style-name="T4">);</text:span></text:p>
      <text:p text:style-name="P8"><text:span text:style-name="T4"><text:tab/><text:tab/><text:tab/></text:span><text:span text:style-name="T19">// automatically add </text:span><text:span text:style-name="T20">Zugferd</text:span><text:span text:style-name="T19"> to all outgoing invoices</text:span></text:p>
      <text:p text:style-name="P8"><text:span text:style-name="T4"><text:tab/><text:tab/><text:tab/>ZUGFeRDExporter ze = </text:span><text:span text:style-name="T1">new</text:span><text:span text:style-name="T4"> ZUGFeRDExporter();</text:span></text:p>
      <text:p text:style-name="P8"><text:span text:style-name="T4"><text:tab/><text:tab/><text:tab/>ze.PDFmakeA3compliant(doc, </text:span><text:span text:style-name="T11">"My Application"</text:span><text:span text:style-name="T4">,</text:span></text:p>
      <text:p text:style-name="P8"><text:span text:style-name="T4"><text:tab/><text:tab/><text:tab/><text:tab/><text:tab/>System.</text:span><text:span text:style-name="T9">getProperty</text:span><text:span text:style-name="T4">(</text:span><text:span text:style-name="T11">"user.name"</text:span><text:span text:style-name="T4">), </text:span><text:span text:style-name="T1">true</text:span><text:span text:style-name="T4">);</text:span></text:p>
      <text:p text:style-name="P8"><text:span text:style-name="T4"><text:tab/><text:tab/><text:tab/>ze.PDFattachZugferdFile(doc, </text:span><text:span text:style-name="T1">this</text:span><text:span text:style-name="T4">);</text:span></text:p>
      <text:p text:style-name="P8"/>
      <text:p text:style-name="P8"><text:span text:style-name="T4"><text:tab/><text:tab/><text:tab/>doc.save(</text:span><text:span text:style-name="T11">"unblanko.pdf"</text:span><text:span text:style-name="T4">);</text:span></text:p>
      <text:p text:style-name="P8"><text:span text:style-name="T4"><text:tab/><text:tab/>} </text:span><text:span text:style-name="T1">catch</text:span><text:span text:style-name="T4"> (IOException e) {</text:span></text:p>
      <text:p text:style-name="P7"><text:tab/><text:tab/><text:tab/>e.printStackTrace();</text:p>
      <text:p text:style-name="P8"><text:span text:style-name="T4"><text:tab/><text:tab/>} </text:span><text:span text:style-name="T1">catch</text:span><text:span text:style-name="T4"> (TransformerException e) {</text:span></text:p>
      <text:p text:style-name="P7"><text:tab/><text:tab/><text:tab/>e.printStackTrace();</text:p>
      <text:p text:style-name="P8"><text:span text:style-name="T4"><text:tab/><text:tab/>} </text:span><text:span text:style-name="T1">catch</text:span><text:span text:style-name="T4"> (COSVisitorException e) {</text:span></text:p>
      <text:p text:style-name="P7"><text:tab/><text:tab/><text:tab/>e.printStackTrace();</text:p>
      <text:p text:style-name="P7"><text:tab/><text:tab/>}</text:p>
      <text:p text:style-name="P7"><text:tab/><text:tab/></text:p>
      <text:list xml:id="list1545683358" text:continue-numbering="true" text:style-name="L1">
        <text:list-header>
          <text:p text:style-name="P23"/>
        </text:list-header>
      </text:list>
      <text:h text:style-name="Heading_20_3" text:outline-level="3">Komplettes Schreibbeispiel</text:h>
      <text:p text:style-name="Text_20_body"/>
      <text:p text:style-name="P9"><text:span text:style-name="T1">package</text:span><text:span text:style-name="T4"> sample;</text:span></text:p>
      <text:p text:style-name="P8"/>
      <text:p text:style-name="P8"><text:span text:style-name="T1">import</text:span><text:span text:style-name="T4"> java.io.IOException;</text:span></text:p>
      <text:p text:style-name="P8"><text:span text:style-name="T1">import</text:span><text:span text:style-name="T4"> java.math.BigDecimal;</text:span></text:p>
      <text:p text:style-name="P8"><text:span text:style-name="T1">import</text:span><text:span text:style-name="T4"> java.util.Calendar;</text:span></text:p>
      <text:p text:style-name="P8"><text:span text:style-name="T1">import</text:span><text:span text:style-name="T4"> java.util.Date;</text:span></text:p>
      <text:p text:style-name="P8"><text:span text:style-name="T1">import</text:span><text:span text:style-name="T4"> java.util.GregorianCalendar;</text:span></text:p>
      <text:p text:style-name="P8"><text:span text:style-name="T1">import</text:span><text:span text:style-name="T4"> java.util.HashMap;</text:span></text:p>
      <text:p text:style-name="P8"/>
      <text:p text:style-name="P8"><text:span text:style-name="T1">import</text:span><text:span text:style-name="T4"> javax.xml.transform.TransformerException;</text:span></text:p>
      <text:p text:style-name="P8"/>
      <text:p text:style-name="P8"><text:span text:style-name="T1">import</text:span><text:span text:style-name="T4"> org.apache.pdfbox.exceptions.COSVisitorException;</text:span></text:p>
      <text:p text:style-name="P8"><text:span text:style-name="T1">import</text:span><text:span text:style-name="T4"> org.apache.pdfbox.pdmodel.PDDocument;</text:span></text:p>
      <text:p text:style-name="P8"><text:span text:style-name="T1">import</text:span><text:span text:style-name="T4"> org.mustangproject.ZUGFeRD.IZUGFeRDExportableContact;</text:span></text:p>
      <text:p text:style-name="P8"><text:span text:style-name="T1">import</text:span><text:span text:style-name="T4"> org.mustangproject.ZUGFeRD.IZUGFeRDExportableItem;</text:span></text:p>
      <text:p text:style-name="P8"><text:soft-page-break/><text:span text:style-name="T1">import</text:span><text:span text:style-name="T4"> org.mustangproject.ZUGFeRD.IZUGFeRDExportableProduct;</text:span></text:p>
      <text:p text:style-name="P8"><text:span text:style-name="T1">import</text:span><text:span text:style-name="T4"> org.mustangproject.ZUGFeRD.IZUGFeRDExportableTransaction;</text:span></text:p>
      <text:p text:style-name="P8"><text:span text:style-name="T1">import</text:span><text:span text:style-name="T4"> org.mustangproject.ZUGFeRD.ZUGFeRDExporter;</text:span></text:p>
      <text:p text:style-name="P8"/>
      <text:p text:style-name="P8"><text:span text:style-name="T1">class</text:span><text:span text:style-name="T4"> Contact </text:span><text:span text:style-name="T1">implements</text:span><text:span text:style-name="T4"> IZUGFeRDExportableContact {</text:span>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Country() {</text:span></text:p>
      <text:p text:style-name="P8"><text:span text:style-name="T4"><text:tab/><text:tab/></text:span><text:span text:style-name="T1">return</text:span><text:span text:style-name="T4"> </text:span><text:span text:style-name="T11">"DE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Location() {</text:span></text:p>
      <text:p text:style-name="P8"><text:span text:style-name="T4"><text:tab/><text:tab/></text:span><text:span text:style-name="T1">return</text:span><text:span text:style-name="T4"> </text:span><text:span text:style-name="T11">"Spielkreis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Name() {</text:span></text:p>
      <text:p text:style-name="P8"><text:span text:style-name="T4"><text:tab/><text:tab/></text:span><text:span text:style-name="T1">return</text:span><text:span text:style-name="T4"> </text:span><text:span text:style-name="T11">"Theodor Est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Street() {</text:span></text:p>
      <text:p text:style-name="P8"><text:span text:style-name="T4"><text:tab/><text:tab/></text:span><text:span text:style-name="T1">return</text:span><text:span text:style-name="T4"> </text:span><text:span text:style-name="T11">"Bahnstr. 42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VATID() {</text:span></text:p>
      <text:p text:style-name="P8"><text:span text:style-name="T4"><text:tab/><text:tab/></text:span><text:span text:style-name="T1">return</text:span><text:span text:style-name="T4"> </text:span><text:span text:style-name="T11">"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ZIP() {</text:span></text:p>
      <text:p text:style-name="P8"><text:span text:style-name="T4"><text:tab/><text:tab/></text:span><text:span text:style-name="T1">return</text:span><text:span text:style-name="T4"> </text:span><text:span text:style-name="T11">"88802"</text:span><text:span text:style-name="T4">;</text:span></text:p>
      <text:p text:style-name="P7"><text:tab/>}</text:p>
      <text:p text:style-name="P7">}</text:p>
      <text:p text:style-name="P8"><text:span text:style-name="T1">class</text:span><text:span text:style-name="T4"> Product </text:span><text:span text:style-name="T1">implements</text:span><text:span text:style-name="T4"> IZUGFeRDExportableProduct {</text:span></text:p>
      <text:p text:style-name="P8"/>
      <text:p text:style-name="P8"><text:span text:style-name="T4"><text:tab/></text:span><text:span text:style-name="T1">private</text:span><text:span text:style-name="T4"> String </text:span><text:span text:style-name="T14">description</text:span><text:span text:style-name="T4">, </text:span><text:span text:style-name="T14">name</text:span><text:span text:style-name="T4">, </text:span><text:span text:style-name="T14">unit</text:span><text:span text:style-name="T4">;</text:span></text:p>
      <text:p text:style-name="P8"><text:span text:style-name="T4"><text:tab/></text:span><text:span text:style-name="T1">private</text:span><text:span text:style-name="T4"> BigDecimal </text:span><text:span text:style-name="T14">VatPercent</text:span><text:span text:style-name="T4">;</text:span></text:p>
      <text:p text:style-name="P7"><text:tab/></text:p>
      <text:p text:style-name="P7"><text:tab/></text:p>
      <text:p text:style-name="P8"><text:span text:style-name="T4"><text:tab/></text:span><text:span text:style-name="T1">public</text:span><text:span text:style-name="T4"> Product (String description, String name, String unit, BigDecimal VatPercent) {</text:span></text:p>
      <text:p text:style-name="P8"><text:span text:style-name="T4"><text:tab/><text:tab/></text:span><text:span text:style-name="T1">this</text:span><text:span text:style-name="T4">.</text:span><text:span text:style-name="T14">description</text:span><text:span text:style-name="T4">=description; </text:span></text:p>
      <text:p text:style-name="P8"><text:span text:style-name="T4"><text:tab/><text:tab/></text:span><text:span text:style-name="T1">this</text:span><text:span text:style-name="T4">.</text:span><text:span text:style-name="T14">name</text:span><text:span text:style-name="T4">=name;</text:span></text:p>
      <text:p text:style-name="P8"><text:span text:style-name="T4"><text:tab/><text:tab/></text:span><text:span text:style-name="T1">this</text:span><text:span text:style-name="T4">.</text:span><text:span text:style-name="T14">unit</text:span><text:span text:style-name="T4">=unit;</text:span></text:p>
      <text:p text:style-name="P8"><text:span text:style-name="T4"><text:tab/><text:tab/></text:span><text:span text:style-name="T1">this</text:span><text:span text:style-name="T4">.</text:span><text:span text:style-name="T14">VatPercent</text:span><text:span text:style-name="T4">=VatPercent;</text:span></text:p>
      <text:p text:style-name="P7"><text:tab/>}</text:p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Description() {</text:span></text:p>
      <text:p text:style-name="P8"><text:span text:style-name="T4"><text:tab/><text:tab/></text:span><text:span text:style-name="T1">return</text:span><text:span text:style-name="T4"> </text:span><text:span text:style-name="T14">description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oft-page-break/><text:span text:style-name="T4"><text:tab/></text:span><text:span text:style-name="T1">public</text:span><text:span text:style-name="T4"> String getName() {</text:span></text:p>
      <text:p text:style-name="P8"><text:span text:style-name="T4"><text:tab/><text:tab/></text:span><text:span text:style-name="T1">return</text:span><text:span text:style-name="T4"> </text:span><text:span text:style-name="T14">name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Unit() {</text:span></text:p>
      <text:p text:style-name="P8"><text:span text:style-name="T4"><text:tab/><text:tab/></text:span><text:span text:style-name="T1">return</text:span><text:span text:style-name="T4"> </text:span><text:span text:style-name="T14">unit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BigDecimal getVATPercent() {</text:span></text:p>
      <text:p text:style-name="P8"><text:span text:style-name="T4"><text:tab/><text:tab/></text:span><text:span text:style-name="T1">return</text:span><text:span text:style-name="T4"> </text:span><text:span text:style-name="T14">VatPercent</text:span><text:span text:style-name="T4">;</text:span></text:p>
      <text:p text:style-name="P7"><text:tab/>}</text:p>
      <text:p text:style-name="P7">}</text:p>
      <text:p text:style-name="P8"><text:span text:style-name="T1">class</text:span><text:span text:style-name="T4"> Item </text:span><text:span text:style-name="T1">implements</text:span><text:span text:style-name="T4"> IZUGFeRDExportableItem {</text:span></text:p>
      <text:p text:style-name="P8"/>
      <text:p text:style-name="P8"><text:span text:style-name="T4"><text:tab/></text:span><text:span text:style-name="T1">private</text:span><text:span text:style-name="T4"> BigDecimal </text:span><text:span text:style-name="T14">price</text:span><text:span text:style-name="T4">, </text:span><text:span text:style-name="T14">priceGross</text:span><text:span text:style-name="T4">,</text:span><text:span text:style-name="T14">quantity</text:span><text:span text:style-name="T4">,</text:span><text:span text:style-name="T14">totalGross</text:span><text:span text:style-name="T4">;</text:span></text:p>
      <text:p text:style-name="P8"><text:span text:style-name="T4"><text:tab/></text:span><text:span text:style-name="T1">private</text:span><text:span text:style-name="T4"> Product </text:span><text:span text:style-name="T14">product</text:span><text:span text:style-name="T4">;</text:span></text:p>
      <text:p text:style-name="P8"/>
      <text:p text:style-name="P8"><text:span text:style-name="T4"><text:tab/></text:span><text:span text:style-name="T1">public</text:span><text:span text:style-name="T4"> Item(BigDecimal price, BigDecimal priceGross,BigDecimal quantity,BigDecimal totalGross, Product product) {</text:span></text:p>
      <text:p text:style-name="P8"><text:span text:style-name="T4"><text:tab/><text:tab/></text:span><text:span text:style-name="T1">this</text:span><text:span text:style-name="T4">.</text:span><text:span text:style-name="T14">price</text:span><text:span text:style-name="T4">=price;</text:span></text:p>
      <text:p text:style-name="P8"><text:span text:style-name="T4"><text:tab/><text:tab/></text:span><text:span text:style-name="T1">this</text:span><text:span text:style-name="T4">.</text:span><text:span text:style-name="T14">priceGross</text:span><text:span text:style-name="T4">=priceGross;</text:span></text:p>
      <text:p text:style-name="P8"><text:span text:style-name="T4"><text:tab/><text:tab/></text:span><text:span text:style-name="T1">this</text:span><text:span text:style-name="T4">.</text:span><text:span text:style-name="T14">quantity</text:span><text:span text:style-name="T4">=quantity;</text:span></text:p>
      <text:p text:style-name="P8"><text:span text:style-name="T4"><text:tab/><text:tab/></text:span><text:span text:style-name="T1">this</text:span><text:span text:style-name="T4">.</text:span><text:span text:style-name="T14">totalGross</text:span><text:span text:style-name="T4">=totalGross;</text:span></text:p>
      <text:p text:style-name="P8"><text:span text:style-name="T4"><text:tab/><text:tab/></text:span><text:span text:style-name="T1">this</text:span><text:span text:style-name="T4">.</text:span><text:span text:style-name="T14">product</text:span><text:span text:style-name="T4">=product;<text:tab/><text:tab/></text:span></text:p>
      <text:p text:style-name="P7"><text:tab/>}</text:p>
      <text:p text:style-name="P7"><text:tab/></text:p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BigDecimal getPrice() {</text:span></text:p>
      <text:p text:style-name="P8"><text:span text:style-name="T4"><text:tab/><text:tab/></text:span><text:span text:style-name="T1">return</text:span><text:span text:style-name="T4"> </text:span><text:span text:style-name="T14">price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BigDecimal getPriceGross() {</text:span></text:p>
      <text:p text:style-name="P8"><text:span text:style-name="T4"><text:tab/><text:tab/></text:span><text:span text:style-name="T1">return</text:span><text:span text:style-name="T4"> </text:span><text:span text:style-name="T14">priceGross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IZUGFeRDExportableProduct getProduct() {</text:span></text:p>
      <text:p text:style-name="P8"><text:span text:style-name="T4"><text:tab/><text:tab/></text:span><text:span text:style-name="T1">return</text:span><text:span text:style-name="T4"> </text:span><text:span text:style-name="T14">product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BigDecimal getQuantity() {</text:span></text:p>
      <text:p text:style-name="P8"><text:span text:style-name="T4"><text:tab/><text:tab/></text:span><text:span text:style-name="T1">return</text:span><text:span text:style-name="T4"> </text:span><text:span text:style-name="T14">quantity</text:span><text:span text:style-name="T4">;<text:tab/>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BigDecimal getTotalGross() {</text:span></text:p>
      <text:p text:style-name="P8"><text:span text:style-name="T4"><text:tab/><text:tab/></text:span><text:span text:style-name="T1">return</text:span><text:span text:style-name="T4"> </text:span><text:span text:style-name="T14">totalGross</text:span><text:span text:style-name="T4">;</text:span></text:p>
      <text:p text:style-name="P7"><text:tab/>}</text:p>
      <text:p text:style-name="P7"><text:tab/></text:p>
      <text:p text:style-name="P8"/>
      <text:p text:style-name="P7">}</text:p>
      <text:p text:style-name="P8"><text:soft-page-break/><text:span text:style-name="T1">public</text:span><text:span text:style-name="T4"> </text:span><text:span text:style-name="T1">class</text:span><text:span text:style-name="T4"> MainClass </text:span><text:span text:style-name="T1">implements</text:span><text:span text:style-name="T4"> IZUGFeRDExportableTransaction{</text:span></text:p>
      <text:p text:style-name="P7"><text:tab/>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Date getDueDate() {</text:span></text:p>
      <text:p text:style-name="P8"><text:span text:style-name="T4"><text:tab/><text:tab/></text:span><text:span text:style-name="T1">return</text:span><text:span text:style-name="T4"> </text:span><text:span text:style-name="T1">new</text:span><text:span text:style-name="T4"> GregorianCalendar(2014,Calendar.</text:span><text:span text:style-name="T15">JUNE</text:span><text:span text:style-name="T4">,12).getTime()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Date getIssueDate() {</text:span></text:p>
      <text:p text:style-name="P8"><text:span text:style-name="T4"><text:tab/><text:tab/></text:span><text:span text:style-name="T1">return</text:span><text:span text:style-name="T4"> </text:span><text:span text:style-name="T1">new</text:span><text:span text:style-name="T4"> GregorianCalendar(2014,Calendar.</text:span><text:span text:style-name="T15">MAY</text:span><text:span text:style-name="T4">,22).getTime()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Number() {</text:span></text:p>
      <text:p text:style-name="P8"><text:span text:style-name="T4"><text:tab/><text:tab/></text:span><text:span text:style-name="T1">return</text:span><text:span text:style-name="T4"> </text:span><text:span text:style-name="T11">"RE-20140522/501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OwnBIC() {</text:span></text:p>
      <text:p text:style-name="P8"><text:span text:style-name="T4"><text:tab/><text:tab/></text:span><text:span text:style-name="T1">return</text:span><text:span text:style-name="T4"> </text:span><text:span text:style-name="T11">"COBADEFXXX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OwnBankName() {</text:span></text:p>
      <text:p text:style-name="P8"><text:span text:style-name="T4"><text:tab/><text:tab/></text:span><text:span text:style-name="T1">return</text:span><text:span text:style-name="T4"> </text:span><text:span text:style-name="T11">"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OwnIBAN() {</text:span></text:p>
      <text:p text:style-name="P8"><text:span text:style-name="T4"><text:tab/><text:tab/></text:span><text:span text:style-name="T1">return</text:span><text:span text:style-name="T4"> </text:span><text:span text:style-name="T11">"DE88 2008 0000 0970 3757 00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OwnOrganisationName() {</text:span></text:p>
      <text:p text:style-name="P8"><text:span text:style-name="T4"><text:tab/><text:tab/></text:span><text:span text:style-name="T1">return</text:span><text:span text:style-name="T4"> </text:span><text:span text:style-name="T11">"Bei Spiel GmbH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OwnTaxID() {</text:span></text:p>
      <text:p text:style-name="P8"><text:span text:style-name="T4"><text:tab/><text:tab/></text:span><text:span text:style-name="T1">return</text:span><text:span text:style-name="T4"> </text:span><text:span text:style-name="T11">"22/815/0815/4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OwnVATID() {</text:span></text:p>
      <text:p text:style-name="P8"><text:span text:style-name="T4"><text:tab/><text:tab/></text:span><text:span text:style-name="T1">return</text:span><text:span text:style-name="T4"> </text:span><text:span text:style-name="T11">"DE136695976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IZUGFeRDExportableContact getRecipient() {</text:span></text:p>
      <text:p text:style-name="P8"><text:span text:style-name="T4"><text:tab/><text:tab/></text:span><text:span text:style-name="T1">return</text:span><text:span text:style-name="T4"> </text:span><text:span text:style-name="T1">new</text:span><text:span text:style-name="T4"> Contact()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BigDecimal getTotal() {</text:span></text:p>
      <text:p text:style-name="P8"><text:soft-page-break/><text:span text:style-name="T4"><text:tab/><text:tab/></text:span><text:span text:style-name="T1">return</text:span><text:span text:style-name="T4"> </text:span><text:span text:style-name="T1">new</text:span><text:span text:style-name="T4"> BigDecimal(</text:span><text:span text:style-name="T11">"496.00"</text:span><text:span text:style-name="T4">)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BigDecimal getTotalGross() {</text:span></text:p>
      <text:p text:style-name="P8"><text:span text:style-name="T4"><text:tab/><text:tab/></text:span><text:span text:style-name="T1">return</text:span><text:span text:style-name="T4"> </text:span><text:span text:style-name="T1">new</text:span><text:span text:style-name="T4"> BigDecimal(</text:span><text:span text:style-name="T11">"571.04"</text:span><text:span text:style-name="T4">);</text:span></text:p>
      <text:p text:style-name="P7"><text:tab/>}</text:p>
      <text:p text:style-name="P8"><text:span text:style-name="T4"><text:tab/></text:span><text:span text:style-name="T17">@Override</text:span></text:p>
      <text:p text:style-name="P20"><text:span text:style-name="T4"><text:tab/></text:span><text:span text:style-name="T1">public</text:span><text:span text:style-name="T4"> Date getDeliveryDate() {</text:span></text:p>
      <text:p text:style-name="P21"><text:tab/><text:tab/></text:p>
      <text:p text:style-name="P20"><text:span text:style-name="T4"><text:tab/><text:tab/></text:span><text:span text:style-name="T1">return</text:span><text:span text:style-name="T4"> </text:span><text:span text:style-name="T1">new</text:span><text:span text:style-name="T4"> Date();</text:span></text:p>
      <text:p text:style-name="P21"><text:tab/>}</text:p>
      <text:p text:style-name="P20"/>
      <text:p text:style-name="P20"><text:span text:style-name="T4"><text:tab/></text:span><text:span text:style-name="T17">@Override</text:span></text:p>
      <text:p text:style-name="P20"><text:span text:style-name="T4"><text:tab/></text:span><text:span text:style-name="T1">public</text:span><text:span text:style-name="T4"> String getOwnCountry() {</text:span></text:p>
      <text:p text:style-name="P20"><text:span text:style-name="T4"><text:tab/><text:tab/></text:span><text:span text:style-name="T1">return</text:span><text:span text:style-name="T4"> </text:span><text:span text:style-name="T11">"DE"</text:span><text:span text:style-name="T4">;</text:span></text:p>
      <text:p text:style-name="P21"><text:tab/>}</text:p>
      <text:p text:style-name="P20"/>
      <text:p text:style-name="P20"><text:span text:style-name="T4"><text:tab/></text:span><text:span text:style-name="T17">@Override</text:span></text:p>
      <text:p text:style-name="P20"><text:span text:style-name="T4"><text:tab/></text:span><text:span text:style-name="T1">public</text:span><text:span text:style-name="T4"> String getOwnLocation() {</text:span></text:p>
      <text:p text:style-name="P20"><text:span text:style-name="T4"><text:tab/><text:tab/></text:span><text:span text:style-name="T1">return</text:span><text:span text:style-name="T4"> </text:span><text:span text:style-name="T11">"Test city"</text:span><text:span text:style-name="T4">;</text:span></text:p>
      <text:p text:style-name="P21"><text:tab/>}</text:p>
      <text:p text:style-name="P20"/>
      <text:p text:style-name="P20"><text:span text:style-name="T4"><text:tab/></text:span><text:span text:style-name="T17">@Override</text:span></text:p>
      <text:p text:style-name="P20"><text:span text:style-name="T4"><text:tab/></text:span><text:span text:style-name="T1">public</text:span><text:span text:style-name="T4"> String getOwnStreet() {</text:span></text:p>
      <text:p text:style-name="P20"><text:span text:style-name="T4"><text:tab/><text:tab/></text:span><text:span text:style-name="T1">return</text:span><text:span text:style-name="T4"> </text:span><text:span text:style-name="T11">"Test Street 22"</text:span><text:span text:style-name="T4">;</text:span></text:p>
      <text:p text:style-name="P21"><text:tab/>}</text:p>
      <text:p text:style-name="P20"/>
      <text:p text:style-name="P20"><text:span text:style-name="T4"><text:tab/></text:span><text:span text:style-name="T17">@Override</text:span></text:p>
      <text:p text:style-name="P20"><text:span text:style-name="T4"><text:tab/></text:span><text:span text:style-name="T1">public</text:span><text:span text:style-name="T4"> String getOwnZIP() {</text:span></text:p>
      <text:p text:style-name="P20"><text:span text:style-name="T4"><text:tab/><text:tab/></text:span><text:span text:style-name="T1">return</text:span><text:span text:style-name="T4"> </text:span><text:span text:style-name="T11">"12345"</text:span><text:span text:style-name="T4">;</text:span></text:p>
      <text:p text:style-name="P21"><text:tab/>}</text:p>
      <text:p text:style-name="P8"/>
      <text:p text:style-name="P8"><text:span text:style-name="T4"><text:tab/></text:span>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IZUGFeRDExportableItem[] getZFItems() {</text:span></text:p>
      <text:p text:style-name="P8"><text:span text:style-name="T4"><text:tab/><text:tab/>Item[] allItems=</text:span><text:span text:style-name="T1">new</text:span><text:span text:style-name="T4"> Item[3];</text:span></text:p>
      <text:p text:style-name="P8"><text:span text:style-name="T4"><text:tab/><text:tab/>Product designProduct=</text:span><text:span text:style-name="T1">new</text:span><text:span text:style-name="T4"> Product(</text:span><text:span text:style-name="T11">""</text:span><text:span text:style-name="T4">, </text:span><text:span text:style-name="T11">"Künstlerische Gestaltung (Stunde)"</text:span><text:span text:style-name="T4">, </text:span><text:span text:style-name="T11">"HUR"</text:span><text:span text:style-name="T4">, </text:span><text:span text:style-name="T1">new</text:span><text:span text:style-name="T4"> BigDecimal(</text:span><text:span text:style-name="T11">"7.000000"</text:span><text:span text:style-name="T4">));</text:span></text:p>
      <text:p text:style-name="P8"><text:span text:style-name="T4"><text:tab/><text:tab/>Product balloonProduct=</text:span><text:span text:style-name="T1">new</text:span><text:span text:style-name="T4"> Product(</text:span><text:span text:style-name="T11">""</text:span><text:span text:style-name="T4">, </text:span><text:span text:style-name="T11">"Luftballon"</text:span><text:span text:style-name="T4">, </text:span><text:span text:style-name="T11">"C62"</text:span><text:span text:style-name="T4">, </text:span><text:span text:style-name="T1">new</text:span><text:span text:style-name="T4"> BigDecimal(</text:span><text:span text:style-name="T11">"19.000000"</text:span><text:span text:style-name="T4">));</text:span></text:p>
      <text:p text:style-name="P8"><text:span text:style-name="T4"><text:tab/><text:tab/>Product airProduct=</text:span><text:span text:style-name="T1">new</text:span><text:span text:style-name="T4"> Product(</text:span><text:span text:style-name="T11">""</text:span><text:span text:style-name="T4">, </text:span><text:span text:style-name="T11">"Heiße Luft pro Liter"</text:span><text:span text:style-name="T4">, </text:span><text:span text:style-name="T11">"LTR"</text:span><text:span text:style-name="T4">, </text:span><text:span text:style-name="T1">new</text:span><text:span text:style-name="T4"> BigDecimal(</text:span><text:span text:style-name="T11">"19.000000"</text:span><text:span text:style-name="T4">));</text:span></text:p>
      <text:p text:style-name="P7"><text:tab/><text:tab/></text:p>
      <text:p text:style-name="P8"><text:span text:style-name="T4"><text:tab/><text:tab/>allItems[0]=</text:span><text:span text:style-name="T1">new</text:span><text:span text:style-name="T4"> Item(</text:span><text:span text:style-name="T1">new</text:span><text:span text:style-name="T4"> BigDecimal(</text:span><text:span text:style-name="T11">"160"</text:span><text:span text:style-name="T4">), </text:span><text:span text:style-name="T1">new</text:span><text:span text:style-name="T4"> BigDecimal(</text:span><text:span text:style-name="T11">"171.20"</text:span><text:span text:style-name="T4">), </text:span><text:span text:style-name="T1">new</text:span><text:span text:style-name="T4"> BigDecimal(</text:span><text:span text:style-name="T11">"1"</text:span><text:span text:style-name="T4">), </text:span><text:span text:style-name="T1">new</text:span><text:span text:style-name="T4"> BigDecimal(</text:span><text:span text:style-name="T11">"171.20"</text:span><text:span text:style-name="T4">), designProduct);</text:span></text:p>
      <text:p text:style-name="P8"><text:span text:style-name="T4"><text:tab/><text:tab/>allItems[1]=</text:span><text:span text:style-name="T1">new</text:span><text:span text:style-name="T4"> Item(</text:span><text:span text:style-name="T1">new</text:span><text:span text:style-name="T4"> BigDecimal(</text:span><text:span text:style-name="T11">"0.79"</text:span><text:span text:style-name="T4">), </text:span><text:span text:style-name="T1">new</text:span><text:span text:style-name="T4"> BigDecimal(</text:span><text:span text:style-name="T11">"0.94"</text:span><text:span text:style-name="T4">), </text:span><text:span text:style-name="T1">new</text:span><text:span text:style-name="T4"> BigDecimal(</text:span><text:span text:style-name="T11">"400"</text:span><text:span text:style-name="T4">), </text:span><text:span text:style-name="T1">new</text:span><text:span text:style-name="T4"> BigDecimal(</text:span><text:span text:style-name="T11">"376.04"</text:span><text:span text:style-name="T4">), balloonProduct);</text:span></text:p>
      <text:p text:style-name="P8"><text:span text:style-name="T4"><text:tab/><text:tab/>allItems[2]=</text:span><text:span text:style-name="T1">new</text:span><text:span text:style-name="T4"> Item(</text:span><text:span text:style-name="T1">new</text:span><text:span text:style-name="T4"> BigDecimal(</text:span><text:span text:style-name="T11">"0.10"</text:span><text:span text:style-name="T4">), </text:span><text:span text:style-name="T1">new</text:span><text:span text:style-name="T4"> BigDecimal(</text:span><text:span text:style-name="T11">"0.12"</text:span><text:span text:style-name="T4">), </text:span><text:span text:style-name="T1">new</text:span><text:span text:style-name="T4"> BigDecimal(</text:span><text:span text:style-name="T11">"200"</text:span><text:span text:style-name="T4">), </text:span><text:span text:style-name="T1">new</text:span><text:span text:style-name="T4"> BigDecimal(</text:span><text:span text:style-name="T11">"23.80"</text:span><text:span text:style-name="T4">), airProduct);</text:span></text:p>
      <text:p text:style-name="P8"><text:span text:style-name="T4"><text:tab/><text:tab/></text:span><text:span text:style-name="T1">return</text:span><text:span text:style-name="T4"> allItems;</text:span></text:p>
      <text:p text:style-name="P7"><text:tab/>}</text:p>
      <text:p text:style-name="P7"><text:tab/></text:p>
      <text:p text:style-name="P8"/>
      <text:p text:style-name="P8"><text:soft-page-break/></text:p>
      <text:p text:style-name="P8"><text:span text:style-name="T4"><text:tab/></text:span><text:span text:style-name="T1">public</text:span><text:span text:style-name="T4"> </text:span><text:span text:style-name="T1">void</text:span><text:span text:style-name="T4"> apply() <text:s/>{</text:span></text:p>
      <text:p text:style-name="P7"><text:tab/><text:tab/>PDDocument doc;</text:p>
      <text:p text:style-name="P8"><text:span text:style-name="T4"><text:tab/><text:tab/></text:span><text:span text:style-name="T1">try</text:span><text:span text:style-name="T4"> {</text:span></text:p>
      <text:p text:style-name="P8"><text:span text:style-name="T4"><text:tab/><text:tab/><text:tab/>doc = PDDocument.</text:span><text:span text:style-name="T9">load</text:span><text:span text:style-name="T4">(</text:span><text:span text:style-name="T11">"/home/jstaerk/workspace/sample/blanko.pdf"</text:span><text:span text:style-name="T4">);</text:span></text:p>
      <text:p text:style-name="P8"><text:span text:style-name="T4"><text:tab/><text:tab/><text:tab/></text:span><text:span text:style-name="T19">// automatically add </text:span><text:span text:style-name="T20">Zugferd</text:span><text:span text:style-name="T19"> to all outgoing invoices</text:span></text:p>
      <text:p text:style-name="P8"><text:span text:style-name="T4"><text:tab/><text:tab/><text:tab/>ZUGFeRDExporter ze = </text:span><text:span text:style-name="T1">new</text:span><text:span text:style-name="T4"> ZUGFeRDExporter();</text:span></text:p>
      <text:p text:style-name="P8"><text:span text:style-name="T4"><text:tab/><text:tab/><text:tab/>ze.PDFmakeA3compliant(doc, </text:span><text:span text:style-name="T11">"My Application"</text:span><text:span text:style-name="T4">,</text:span></text:p>
      <text:p text:style-name="P8"><text:span text:style-name="T4"><text:tab/><text:tab/><text:tab/><text:tab/><text:tab/>System.</text:span><text:span text:style-name="T9">getProperty</text:span><text:span text:style-name="T4">(</text:span><text:span text:style-name="T11">"user.name"</text:span><text:span text:style-name="T4">), </text:span><text:span text:style-name="T1">true</text:span><text:span text:style-name="T4">);</text:span></text:p>
      <text:p text:style-name="P8"><text:span text:style-name="T4"><text:tab/><text:tab/><text:tab/>ze.PDFattachZugferdFile(doc, </text:span><text:span text:style-name="T1">this</text:span><text:span text:style-name="T4">);</text:span></text:p>
      <text:p text:style-name="P8"/>
      <text:p text:style-name="P8"><text:span text:style-name="T4"><text:tab/><text:tab/><text:tab/>doc.save(</text:span><text:span text:style-name="T11">"unblanko.pdf"</text:span><text:span text:style-name="T4">);</text:span></text:p>
      <text:p text:style-name="P8"><text:span text:style-name="T4"><text:tab/><text:tab/>} </text:span><text:span text:style-name="T1">catch</text:span><text:span text:style-name="T4"> (IOException e) {</text:span></text:p>
      <text:p text:style-name="P7"><text:tab/><text:tab/><text:tab/>e.printStackTrace();</text:p>
      <text:p text:style-name="P8"><text:span text:style-name="T4"><text:tab/><text:tab/>} </text:span><text:span text:style-name="T1">catch</text:span><text:span text:style-name="T4"> (TransformerException e) {</text:span></text:p>
      <text:p text:style-name="P7"><text:tab/><text:tab/><text:tab/>e.printStackTrace();</text:p>
      <text:p text:style-name="P8"><text:span text:style-name="T4"><text:tab/><text:tab/>} </text:span><text:span text:style-name="T1">catch</text:span><text:span text:style-name="T4"> (COSVisitorException e) {</text:span></text:p>
      <text:p text:style-name="P7"><text:tab/><text:tab/><text:tab/>e.printStackTrace();</text:p>
      <text:p text:style-name="P7"><text:tab/><text:tab/>}</text:p>
      <text:p text:style-name="P8"><text:span text:style-name="T4"><text:tab/><text:tab/>System.</text:span><text:span text:style-name="T15">out</text:span><text:span text:style-name="T4">.println(</text:span><text:span text:style-name="T11">"Hello ZUGFeRD"</text:span><text:span text:style-name="T4">);</text:span></text:p>
      <text:p text:style-name="P7"><text:tab/><text:tab/></text:p>
      <text:p text:style-name="P7"><text:tab/>}</text:p>
      <text:p text:style-name="P7"><text:tab/></text:p>
      <text:p text:style-name="P8"><text:span text:style-name="T4"><text:tab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args) {</text:span></text:p>
      <text:p text:style-name="P8"><text:span text:style-name="T4"><text:tab/><text:tab/>MainClass write=</text:span><text:span text:style-name="T1">new</text:span><text:span text:style-name="T4"> MainClass();</text:span></text:p>
      <text:p text:style-name="P7"><text:tab/><text:tab/>write.apply();</text:p>
      <text:p text:style-name="P8"/>
      <text:p text:style-name="P7"><text:tab/>}</text:p>
      <text:p text:style-name="P8"/>
      <text:p text:style-name="P7">}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6</text:page-number> von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chen Staerk</meta:initial-creator>
    <meta:creation-date>2014-05-29T15:44:42</meta:creation-date>
    <dc:date>2014-06-25T22:18:51</dc:date>
    <dc:creator>Jochen Staerk</dc:creator>
    <meta:editing-duration>PT2H8M46S</meta:editing-duration>
    <meta:editing-cycles>26</meta:editing-cycles>
    <meta:generator>LibreOffice/3.5$Linux_X86_64 LibreOffice_project/350m1$Build-2</meta:generator>
    <meta:document-statistic meta:table-count="1" meta:image-count="0" meta:object-count="0" meta:page-count="10" meta:paragraph-count="400" meta:word-count="1354" meta:character-count="12475" meta:non-whitespace-character-count="11163"/>
  </office:meta>
</office:document-meta>
</file>